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fo:language="en" fo:country="US" fo:font-weight="bold" style:font-size-asian="16pt" style:font-weight-asian="bold" style:font-name-complex="Arial1" style:font-size-complex="16pt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margin-left="2.293cm" fo:margin-right="0cm" fo:text-indent="-2.293cm" style:auto-text-indent="false"/>
      <style:text-properties fo:language="en" fo:country="US"/>
    </style:style>
    <style:style style:name="P4" style:family="paragraph" style:parent-style-name="Standard">
      <style:paragraph-properties fo:margin-left="2.293cm" fo:margin-right="0cm" fo:text-indent="-2.293cm" style:auto-text-indent="false"/>
    </style:style>
    <style:style style:name="T1" style:family="text">
      <style:text-properties style:font-name="Arial" fo:font-size="16pt" fo:language="en" fo:country="US" fo:font-weight="bold" style:font-size-asian="16pt" style:font-weight-asian="bold" style:font-name-complex="Arial1" style:font-size-complex="16pt"/>
    </style:style>
    <style:style style:name="T2" style:family="text">
      <style:text-properties fo:language="en" fo:country="US"/>
    </style:style>
    <style:style style:name="T3" style:family="text">
      <style:text-properties officeooo:rsid="0010fb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Ted Talk: Don’t insist on English</text:span><text:span text:style-name="T1"/></text:p>
      <text:p text:style-name="P1"/>
      <text:p text:style-name="Standard"><text:span text:style-name="T2">Patricia Ryan </text:span><text:a xlink:type="simple" xlink:href="https://www.ted.com/talks/patricia_ryan_don_t_insist_on_english#t-112963" text:style-name="Internet_20_link" text:visited-style-name="Visited_20_Internet_20_Link"><text:span text:style-name="Internet_20_link"><text:span text:style-name="T2">https://www.ted.com/talks/patricia_ryan_don_t_insist_on_english#t-112963</text:span></text:span></text:a><text:span text:style-name="T2"/></text:p>
      <text:p text:style-name="P2"/>
      <text:p text:style-name="Standard"><text:span text:style-name="T2">1:47<text:tab/> “A language dies every 14 days”, Mrs. Ryan says. What does this make you think and feel?</text:span><text:span text:style-name="T2"/></text:p>
      <text:p text:style-name="Standard"><text:tab/><text:span text:style-name="T3">It’s a bit sad, except if it’s french that dies</text:span><text:span text:style-name="T2"/></text:p>
      <text:p text:style-name="P4"><text:span text:style-name="T2">1:49 <text:tab/>“At the same time, English is the undisputed, global language. Could there be a connection?”, she asks. What do you think?</text:span><text:span text:style-name="T2"/></text:p>
      <text:p text:style-name="P4"><text:tab/><text:span text:style-name="T3">Yes, english dominates</text:span><text:span text:style-name="T2"/></text:p>
      <text:p text:style-name="P4"><text:span text:style-name="T2">2:15<text:tab/> The British Council hired 26 teaches to work in the United Arab Emirates. What did the two countries get out of the cooperation?</text:span><text:span text:style-name="T2"/></text:p>
      <text:p text:style-name="P3"><text:tab/><text:span text:style-name="T3">Modernization, Oil and wealth</text:span><text:span text:style-name="T2"/></text:p>
      <text:p text:style-name="P4"><text:span text:style-name="T2">2:35 <text:tab/>What’s the “major change” that Mrs. Ryan has seen?</text:span><text:span text:style-name="T2"/></text:p>
      <text:p text:style-name="P3"><text:tab/><text:span text:style-name="T3">From being a foreign language to a global language<text:tab/></text:span><text:span text:style-name="T2"/></text:p>
      <text:p text:style-name="P4"><text:span text:style-name="T2">3:15<text:tab/>FYI: This is a list of the best universities in the world and the information, that in order to get into them, you need to pass a test. Mrs. Ryan is discussing whether such a test is fair. Follow her as best you can. </text:span><text:span text:style-name="T2"/></text:p>
      <text:p text:style-name="P3"><text:tab/><text:span text:style-name="T2"/></text:p>
      <text:p text:style-name="P4"><text:span text:style-name="T2">4: 10<text:tab/>“We English teachers act as gate keepers.” Explain what she means in your own words. </text:span><text:span text:style-name="T2"/></text:p>
      <text:p text:style-name="P4"><text:tab/><text:span text:style-name="T3">They can choose who can get good educations, because of linguistical ability</text:span><text:span text:style-name="T2"/></text:p>
      <text:p text:style-name="P4"><text:span text:style-name="T2">4:44<text:tab/>What is a self-fulfilling prophesy, according to Mrs. Ryan?</text:span><text:span text:style-name="T2"/></text:p>
      <text:p text:style-name="P4"><text:tab/><text:span text:style-name="T3">The research are all in english, because everything is english</text:span><text:span text:style-name="T2"/></text:p>
      <text:p text:style-name="P4"><text:span text:style-name="T2">5:25<text:tab/>Mrs. Ryan says that we need a global language more than ever. Do you agree with her? Why or why not? What do we need a global language for?</text:span><text:span text:style-name="T2"/></text:p>
      <text:p text:style-name="P4"><text:tab/><text:span text:style-name="T3">Yes, because we have become more globalized. But it shouldn’t be a barrier</text:span><text:span text:style-name="T2"/></text:p>
      <text:p text:style-name="Standard"><text:span text:style-name="T2">6:15<text:tab/>What does her example with Einstein show us, if anything?</text:span><text:span text:style-name="T2"/></text:p>
      <text:p text:style-name="P2"><text:tab/><text:span text:style-name="T3">He didn’t need english</text:span><text:span text:style-name="T2"/></text:p>
      <text:p text:style-name="Standard"><text:span text:style-name="T2">6:40<text:tab/>FYI: IELTS, TOEFL AND TOEIC <text:s/>stand for The English International Testing System, Test of English as a Foreign Language and Test of English for International Communication. They’re all titles of tests that you may be required to take in order to </text:span><text:soft-page-break/><text:span text:style-name="T2">get into for example a university in the UK or the US. What’s the fee for taking the test and what’s Mrs. Ryan’s point?</text:span><text:span text:style-name="T2"/></text:p>
      <text:p text:style-name="P2"><text:tab/><text:span text:style-name="T3">150-170$, they are prohibiting to poor people.</text:span><text:span text:style-name="T2"/></text:p>
      <text:p text:style-name="P4"><text:span text:style-name="T2">7:00<text:tab/>She claims that the best jobs go to people out of Western universities. That’s quite a claim! Write down a couple of arguments for and against this statement. </text:span><text:span text:style-name="T2"/></text:p>
      <text:p text:style-name="P3"><text:tab/><text:span text:style-name="T3">You could argue financially, but western academia doesn’t guarentee happiness.</text:span><text:span text:style-name="T2"/></text:p>
      <text:p text:style-name="P3"><text:tab/><text:span text:style-name="T2"/></text:p>
      <text:p text:style-name="P4"><text:span text:style-name="T2">7:10 <text:tab/>Listen closely to the anecdote about two English scientists who were helped by a German scientist. What does the anecdote tell us about international cooperation?</text:span><text:span text:style-name="T2"/></text:p>
      <text:p text:style-name="P4"><text:tab/><text:span text:style-name="T3">Other cultural with other languages have other/alternative ideas</text:span><text:span text:style-name="T2"/></text:p>
      <text:p text:style-name="P4"><text:span text:style-name="T2">8:42<text:tab/>Listen to and recount the story of the young Kenyan shepherd boy. </text:span><text:bookmark text:name="_GoBack"/><text:span text:style-name="T2">The anecdote serves to support her claim that everybody may have lots of knowledge that they can’t express in English. Give your own thoughts on this matter as a non-native speaker of English. </text:span><text:span text:style-name="T2"/></text:p>
      <text:p text:style-name="P4"><text:tab/><text:span text:style-name="T3">Many cultural ideas are hard to share in english.</text:span><text:span text:style-name="T2"/></text:p>
      <text:p text:style-name="P3"/>
      <text:p text:style-name="P2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a" fo:country="DK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loext:opacity="0%" style:font-name="Calibri" fo:font-size="11pt" fo:language="da" fo:country="DK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3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lla Hjulmand</meta:initial-creator>
    <meta:editing-cycles>8</meta:editing-cycles>
    <meta:creation-date>2020-01-13T20:44:00</meta:creation-date>
    <dc:date>2023-05-26T12:33:42.881351862</dc:date>
    <meta:editing-duration>PT2H10M7S</meta:editing-duration>
    <meta:generator>LibreOffice/7.5.3.2$Linux_X86_64 LibreOffice_project/50$Build-2</meta:generator>
    <meta:document-statistic meta:table-count="0" meta:image-count="0" meta:object-count="0" meta:page-count="2" meta:paragraph-count="29" meta:word-count="462" meta:character-count="2713" meta:non-whitespace-character-count="2253"/>
    <meta:user-defined meta:name="AppVersion">16.0000</meta:user-defined>
    <meta:user-defined meta:name="Company">Windows User</meta:user-defined>
    <meta:template xlink:type="simple" xlink:actuate="onRequest" xlink:title="Normal" xlink:href=""/>
  </office:meta>
</office:document-meta>
</file>